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7pt" style:font-size-asian="17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text-properties fo:font-weight="bold" style:font-weight-asian="bold"/>
    </style:style>
    <style:style style:name="P3" style:parent-style-name="ListParagraph" style:list-style-name="LFO1" style:family="paragraph">
      <style:text-properties fo:font-weight="bold" style:font-weight-asian="bold"/>
    </style:style>
    <style:style style:name="P4" style:parent-style-name="ListParagraph" style:list-style-name="LFO1" style:family="paragraph">
      <style:text-properties fo:font-weight="bold" style:font-weight-asian="bold"/>
    </style:style>
    <style:style style:name="P5" style:parent-style-name="ListParagraph" style:list-style-name="LFO1" style:family="paragraph">
      <style:text-properties fo:font-weight="bold" style:font-weight-asian="bold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P14" style:parent-style-name="ListParagraph" style:list-style-name="LFO1" style:family="paragraph"/>
    <style:style style:name="P15" style:parent-style-name="ListParagraph" style:list-style-name="LFO1" style:family="paragraph">
      <style:text-properties fo:font-weight="bold" style:font-weight-asian="bold"/>
    </style:style>
    <style:style style:name="P16" style:parent-style-name="ListParagraph" style:list-style-name="LFO1" style:family="paragraph">
      <style:text-properties fo:font-weight="bold" style:font-weight-asian="bold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T1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Computer vision for MAV(Journals)</text:p>
      <text:p text:style-name="Normal"/>
      <text:list text:style-name="LFO1" text:continue-numbering="true">
        <text:list-item>
          <text:p text:style-name="P2">Viola, P., &amp; Jones, M. (2001). Rapid object detection using a boosted cascade of simple features. In Computer Vision and Pattern Recognition, 2001. CVPR 2001.<text:s/>Proceedings of the 2001 IEEE Computer Society Conference on (Vol. 1, pp. I-511).</text:p>
        </text:list-item>
        <text:list-item>
          <text:p text:style-name="P3">Hirschmuller, H. (2008). Stereo processing by semi-global matching and mutual information. IEEE Transactions on pattern analysis and machine intelligence,30(2), 328-341.</text:p>
        </text:list-item>
        <text:list-item>
          <text:p text:style-name="P4">P. F.<text:s/>Felzenszwalb and D. P. Huttenlocher. Efficient graph-based image segmentation. Int. J. Comput. Vision, 59(2):167–181, Sept. 2004.</text:p>
        </text:list-item>
        <text:list-item>
          <text:p text:style-name="P5">Lowe, D. G. (1999). Object recognition from local scale-invariant features. In Computer vision, 1999. The proceedings of the<text:s/>seventh IEEE international conference on</text:p>
        </text:list-item>
        <text:list-item>
          <text:p text:style-name="P6">LeCun, Yann, and Yoshua Bengio. "Convolutional networks for images, speech, and time series." The handbook of brain theory and neural networks 3361 (1995): 310.<text:s/></text:p>
        </text:list-item>
        <text:list-item>
          <text:p text:style-name="P7">Hinton, GE; Osindero, S; Teh, YW (Jul 2006). "A fast<text:s/>learning algorithm for deep belief nets.". Neural computation 18 (7): 1527–54</text:p>
        </text:list-item>
        <text:list-item>
          <text:p text:style-name="P8">Szegedy, Christian, et al. "Going deeper with convolutions." arXiv preprint arXiv:1409.4842 (2014).</text:p>
        </text:list-item>
        <text:list-item>
          <text:p text:style-name="P9">Scharstein, D., &amp; Szeliski, R. (2002). A taxonomy and evaluation of dense two-frame stereo correspondence algorithms.</text:p>
        </text:list-item>
        <text:list-item>
          <text:p text:style-name="P10">Hirschmuller, H. (2008). Stereo processing by semiglobal matching and mutual information. IEEE Transactions on pattern analysis and machine intelligence , 30 (2), 328-341</text:p>
        </text:list-item>
        <text:list-item>
          <text:p text:style-name="P11"><text:span text:style-name="T12">Geiger, A., Ziegler, J., &amp; Stiller, C. (2011,</text:span><text:span text:style-name="T13"><text:s/>June).<text:s/></text:span>Stereoscan: Dense 3d reconstruction in realtime.</text:p>
        </text:list-item>
        <text:list-item>
          <text:p text:style-name="P14">J. Žbontar and Y. LeCun. Stereo matching by training a convolutional neural network to compare image patches.</text:p>
        </text:list-item>
        <text:list-item>
          <text:p text:style-name="P15">Fawcett, T. (2006). An introduction to ROC analysis. Pattern recognition letters , 27 (8), 861-874. – Read sections 1 – 5</text:p>
        </text:list-item>
        <text:list-item>
          <text:p text:style-name="P16">Ettinger, S. M., Nechyba, M. C., Ifju, P. G., &amp; Waszak, M. (2002, May). Towards flight autonomy: Vision-based horizon detection for micro air vehicles.</text:p>
        </text:list-item>
        <text:list-item>
          <text:p text:style-name="P17">(2011), de Croon, G.C.H.E., De Wagter, C., Remes, B.D.W., Ruijsink, R.<text:s/>Sky Segmentation Approach to Obstacle Avoidance</text:p>
        </text:list-item>
        <text:list-item>
          <text:p text:style-name="P18"><text:span text:style-name="T19">(2012), de Croon, G.C.H.E., De Wagter, C., Remes, B.D.W., Ruijsink, R. Sub-sampling: real-time vision for Micro Air Vehicles, in Robotics and Autonomous Systems,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esh Konatala</meta:initial-creator>
    <dc:creator>Ramesh Konatala</dc:creator>
    <meta:creation-date>2018-03-07T11:19:00Z</meta:creation-date>
    <dc:date>2018-03-07T12:08:00Z</dc:date>
    <meta:template xlink:href="Normal" xlink:type="simple"/>
    <meta:editing-cycles>3</meta:editing-cycles>
    <meta:editing-duration>PT1560S</meta:editing-duration>
    <meta:document-statistic meta:page-count="1" meta:paragraph-count="4" meta:word-count="327" meta:character-count="2192" meta:row-count="15" meta:non-whitespace-character-count="1869"/>
  </office:meta>
</office:document-meta>
</file>